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2.501cm" fo:margin-right="0cm" fo:line-height="200%" fo:text-indent="0.101cm" style:auto-text-indent="false" style:page-number="auto" fo:background-color="transparent"/>
      <style:text-properties style:font-name="Times New Roman" fo:font-size="20pt" officeooo:rsid="0001fd08" officeooo:paragraph-rsid="0001fd08" style:font-size-asian="20pt" style:font-size-complex="20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margin-left="0.212cm" fo:margin-right="0cm" fo:margin-top="0.302cm" fo:margin-bottom="0.302cm" style:contextual-spacing="false" fo:line-height="133%" fo:text-align="justify" style:justify-single-word="false" fo:text-indent="0cm" style:auto-text-indent="false"/>
      <style:text-properties style:font-name="Times New Roman" loext:padding="0cm" loext:border="none"/>
    </style:style>
    <style:style style:name="P4" style:family="paragraph" style:parent-style-name="Standard">
      <style:paragraph-properties fo:margin-left="0cm" fo:margin-right="0.381cm" fo:margin-top="0cm" fo:margin-bottom="0cm" style:contextual-spacing="false" fo:line-height="133%" fo:text-indent="0cm" style:auto-text-indent="false"/>
      <style:text-properties style:font-name="Times New Roman" officeooo:rsid="0001fd08" officeooo:paragraph-rsid="0001fd08"/>
    </style:style>
    <style:style style:name="P5" style:family="paragraph" style:parent-style-name="Text_20_body">
      <style:text-properties style:font-name="inherit"/>
    </style:style>
    <style:style style:name="P6" style:family="paragraph" style:parent-style-name="Text_20_body">
      <style:paragraph-properties fo:margin-left="0cm" fo:margin-right="0cm" fo:margin-top="0.106cm" fo:margin-bottom="0.106cm" style:contextual-spacing="false" fo:line-height="123%" fo:text-indent="0cm" style:auto-text-indent="false"/>
      <style:text-properties style:font-name="inherit" style:font-name-asian="inherit" style:font-name-complex="inheri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inherit" loext:padding="0cm" loext:border="none"/>
    </style:style>
    <style:style style:name="T2" style:family="text">
      <style:text-properties style:text-line-through-style="none" style:text-line-through-type="none" style:font-name="inherit" style:text-underline-style="none" style:text-blinking="false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2.032cm" draw:z-index="0">
        <draw:text-box fo:min-height="0.041cm">
          <text:p text:style-name="P5">Aa</text:p>
        </draw:text-box>
      </draw:frame>
      <text:p text:style-name="P1">Okos eszközök használata az oktatásban</text:p>
      <text:p text:style-name="P2"/>
      <text:p text:style-name="P2"/>
      <text:p text:style-name="P3">Az oktatásban kiemelkedő szerepe van a technikai eszközöknek a képzések területén. A technológia fejlődésével egyre több eszköz játszik kulcsfontosságú szerepet a tanórák keretében. A jövő fejlődésével egyre fontosabb szerepe lesz a mesterséges intelligenciának és nagyon sok segítséget nyújthat a diákoknak/felnőtteknek/pedagógusoknak a különböző információk megszerzéséhez. Tapasztalataim során sok mesterséges eszközzel találkozhattam ami nagyon felkeltette az érdeklődésem. Tanórán mikor az elektronikus táblán kivetített tananyagot el tudtuk meríteni a gondolatainkban. A digitális oktatás során nagy hasznát vettük és így jobban tudjuk kezelni az oktatási felületeket, mint például a Skype, Google classroom, Teams, Zoom. Igaz hogy nehéz volt belerázódni a körülményekbe de alkalmazkodtunk az akkori állapothoz és ennek során tudtuk fejleszteni magunkat bizonyos tevékenységekben. Például a tananyagok feltöltésében. A régebbi generáció számára nehézséget okozott, mivel ők nem értik annyira az okos eszközök használatát, mint a Z generáció. Sokszor problémát okozott beindítani a projektort és az okos táblát. A fiatalabb tanárok sokkal könnyebben veszik az akadályokat az okos eszközökkel. Számomra nagyon fontos hogy az oktatás terén használjunk elektronikus eszközöket, mert ezzel könnyebben fent tudjuk tartani a diákok figyelmét és látványosabbá tesszük a tanórát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52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21:20:35.324000000</meta:creation-date>
    <dc:date>2024-10-06T21:30:13.232000000</dc:date>
    <meta:editing-duration>PT9M42S</meta:editing-duration>
    <meta:editing-cycles>1</meta:editing-cycles>
    <meta:document-statistic meta:table-count="0" meta:image-count="0" meta:object-count="0" meta:page-count="1" meta:paragraph-count="3" meta:word-count="184" meta:character-count="1416" meta:non-whitespace-character-count="1235"/>
    <meta:generator>sFree_Office_for_Docs_and_PDF/7.4.2.3$Windows_X86_64 LibreOffice_project/382eef1f22670f7f4118c8c2dd222ec7ad009daf</meta:generator>
  </office:meta>
</office:document-meta>
</file>